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ca" fo:country="ES"/>
    </style:style>
    <style:style style:name="P2" style:family="paragraph" style:parent-style-name="Standard">
      <style:paragraph-properties style:writing-mode="lr-tb"/>
      <style:text-properties fo:language="ca" fo:country="ES" officeooo:rsid="000467db" officeooo:paragraph-rsid="000467db"/>
    </style:style>
    <style:style style:name="P3" style:family="paragraph" style:parent-style-name="Standard">
      <style:paragraph-properties fo:text-align="end" style:justify-single-word="false" style:writing-mode="lr-tb"/>
      <style:text-properties fo:language="ca" fo:country="ES" officeooo:rsid="000467db" officeooo:paragraph-rsid="000467db"/>
    </style:style>
    <style:style style:name="P4" style:family="paragraph" style:parent-style-name="Standard">
      <style:paragraph-properties style:writing-mode="lr-tb"/>
      <style:text-properties fo:language="ca" fo:country="ES" fo:font-weight="bold" officeooo:paragraph-rsid="00055142" style:font-weight-asian="bold" style:font-weight-complex="bold"/>
    </style:style>
    <style:style style:name="P5" style:family="paragraph" style:parent-style-name="Standard">
      <style:paragraph-properties style:writing-mode="lr-tb"/>
      <style:text-properties fo:language="ca" fo:country="ES" fo:font-style="italic" officeooo:paragraph-rsid="00055142" style:font-style-asian="italic" style:font-style-complex="italic"/>
    </style:style>
    <style:style style:name="P6" style:family="paragraph" style:parent-style-name="Standard">
      <style:paragraph-properties style:writing-mode="lr-tb"/>
      <style:text-properties fo:language="ca" fo:country="ES" fo:font-style="normal" fo:font-weight="bold" officeooo:rsid="000467db" officeooo:paragraph-rsid="000467d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style:writing-mode="lr-tb"/>
      <style:text-properties fo:language="ca" fo:country="ES" officeooo:paragraph-rsid="000467db"/>
    </style:style>
    <style:style style:name="P8" style:family="paragraph" style:parent-style-name="Standard">
      <style:paragraph-properties style:writing-mode="lr-tb"/>
      <style:text-properties fo:language="ca" fo:country="ES" officeooo:paragraph-rsid="00055142"/>
    </style:style>
    <style:style style:name="P9" style:family="paragraph" style:parent-style-name="Standard">
      <style:paragraph-properties style:writing-mode="lr-tb"/>
      <style:text-properties fo:language="ca" fo:country="ES" officeooo:rsid="000467db" officeooo:paragraph-rsid="00055142"/>
    </style:style>
    <style:style style:name="P10" style:family="paragraph" style:parent-style-name="Standard">
      <style:paragraph-properties style:writing-mode="lr-tb"/>
      <style:text-properties fo:language="ca" fo:country="ES" officeooo:paragraph-rsid="000848ba"/>
    </style:style>
    <style:style style:name="P11" style:family="paragraph" style:parent-style-name="Standard">
      <style:paragraph-properties style:writing-mode="lr-tb"/>
      <style:text-properties fo:language="ca" fo:country="ES" fo:font-weight="normal" officeooo:paragraph-rsid="000848ba" style:font-weight-asian="normal" style:font-weight-complex="normal"/>
    </style:style>
    <style:style style:name="P12" style:family="paragraph" style:parent-style-name="Standard">
      <style:paragraph-properties style:writing-mode="lr-tb"/>
      <style:text-properties fo:language="ca" fo:country="ES" fo:font-weight="normal" officeooo:paragraph-rsid="0008bba3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language="ca" fo:country="ES" officeooo:paragraph-rsid="0008bba3"/>
    </style:style>
    <style:style style:name="P14" style:family="paragraph" style:parent-style-name="Standard">
      <style:paragraph-properties style:writing-mode="lr-tb"/>
      <style:text-properties fo:language="ca" fo:country="ES" fo:font-weight="bold" officeooo:paragraph-rsid="0008bba3" style:font-weight-asian="bold" style:font-weight-complex="bold"/>
    </style:style>
    <style:style style:name="P15" style:family="paragraph" style:parent-style-name="Standard">
      <style:paragraph-properties style:writing-mode="lr-tb"/>
      <style:text-properties officeooo:paragraph-rsid="00055142"/>
    </style:style>
    <style:style style:name="T1" style:family="text">
      <style:text-properties officeooo:rsid="000467db"/>
    </style:style>
    <style:style style:name="T2" style:family="text">
      <style:text-properties officeooo:rsid="00055142"/>
    </style:style>
    <style:style style:name="T3" style:family="text">
      <style:text-properties style:text-underline-style="solid" style:text-underline-width="auto" style:text-underline-color="font-color" officeooo:rsid="00055142"/>
    </style:style>
    <style:style style:name="T4" style:family="text">
      <style:text-properties officeooo:rsid="00072974"/>
    </style:style>
    <style:style style:name="T5" style:family="text">
      <style:text-properties fo:font-weight="bold" officeooo:rsid="00055142" style:font-weight-asian="bold" style:font-weight-complex="bold"/>
    </style:style>
    <style:style style:name="T6" style:family="text">
      <style:text-properties fo:font-weight="bold" officeooo:rsid="000848ba" style:font-weight-asian="bold" style:font-weight-complex="bold"/>
    </style:style>
    <style:style style:name="T7" style:family="text">
      <style:text-properties fo:font-weight="bold" officeooo:rsid="0008bba3" style:font-weight-asian="bold" style:font-weight-complex="bold"/>
    </style:style>
    <style:style style:name="T8" style:family="text">
      <style:text-properties officeooo:rsid="00074b31"/>
    </style:style>
    <style:style style:name="T9" style:family="text">
      <style:text-properties officeooo:rsid="000848ba"/>
    </style:style>
    <style:style style:name="T10" style:family="text">
      <style:text-properties officeooo:rsid="0008bba3"/>
    </style:style>
    <style:style style:name="T11" style:family="text">
      <style:text-properties fo:language="ca" fo:country="ES"/>
    </style:style>
    <style:style style:name="T12" style:family="text">
      <style:text-properties fo:language="ca" fo:country="ES" fo:font-weight="bold" officeooo:rsid="00055142" style:font-weight-asian="bold" style:font-weight-complex="bold"/>
    </style:style>
    <style:style style:name="T13" style:family="text">
      <style:text-properties fo:language="ca" fo:country="ES" fo:font-weight="bold" officeooo:rsid="0008bba3" style:font-weight-asian="bold" style:font-weight-complex="bold"/>
    </style:style>
    <style:style style:name="T14" style:family="text">
      <style:text-properties fo:language="ca" fo:country="ES" officeooo:rsid="00074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ÒDUL 03 – BLOC 2</text:p>
      <text:p text:style-name="P6">UF5. POO. LLIBRERIES DE CLASSES FONAMENTALS</text:p>
      <text:p text:style-name="P1"/>
      <text:p text:style-name="P2">EXERCICIS LIST:</text:p>
      <text:p text:style-name="P7"/>
      <text:p text:style-name="P4"><text:bookmark text:name="result_box"/><text:span text:style-name="T2">Exercici </text:span>1.</text:p>
      <text:p text:style-name="P8"><text:span text:style-name="T1">Utilitza</text:span> la interfície List &lt;<text:span text:style-name="T1">E</text:span>&gt; <text:span text:style-name="T1">per guardar</text:span> una llista de <text:span text:style-name="T1">números</text:span>. <text:line-break/>Els números es passaran a través dels arguments del programa i es transformaran en <text:span text:style-name="T1">enters</text:span> amb el mètode parseInt de la classe Integer, per després afegir-los al final de la llista amb el mètode add. <text:line-break/>Quan ja no hi hagi més números, imprim<text:span text:style-name="T1">eix</text:span> el <text:span text:style-name="T1">número</text:span> d'elements llegits (size). <text:line-break/>Després eleva tots <text:span text:style-name="T1">els elements </text:span>al quadrat (amb get i set). <text:line-break/>Recó<text:span text:style-name="T1">rre</text:span> la llista i suprim<text:span text:style-name="T1">eix</text:span> els números majors de 100 (amb Iterator). <text:line-break/>Ara <text:span text:style-name="T1">ordena'ls</text:span> (amb sort de la classe Collections).</text:p>
      <text:p text:style-name="P9">Finalment amb for(Integer element: numbersList) mostra els elements per pantalla.</text:p>
      <text:p text:style-name="P5"><text:span text:style-name="T3">Passar arguments executant des de l'Eclipse</text:span><text:span text:style-name="T2"> → Botó dret &gt; run As &gt; Run configurations &gt; Segona pestanya Arguments &gt; I escriure els arguments separats per espais a program arguments</text:span><text:line-break/></text:p>
      <text:p text:style-name="P8"><text:span text:style-name="T5">Exercici 2.</text:span><text:line-break/><text:span text:style-name="T1">(Continua l'exercici 1 ) Crea una altre llista de números afegint els números utilitzant el mètode add <text:s/>i concatena les dues llistes. Comprova que cada element de la segona llista està a la primera llista (mètode contains) <text:s/>i en sortir del bucle neteja la segona llista, és a dir elimina tots els elements i comprova que efectivament està buida.</text:span></text:p>
      <text:p text:style-name="P7"/>
      <text:p text:style-name="P10"><text:span text:style-name="T6">Exercici 3.</text:span></text:p>
      <text:p text:style-name="P11"><text:span text:style-name="T9">Donada una llista d</text:span><text:span text:style-name="T10">e Persones, fes una funció menorsEdat que et retorni una llista amb les persones de menys de 18 anys</text:span></text:p>
      <text:p text:style-name="P11"><text:span text:style-name="T10"/></text:p>
      <text:p text:style-name="P14"><text:span text:style-name="T10">Exercici 4.</text:span></text:p>
      <text:p text:style-name="P12"><text:span text:style-name="T10">Fes el mateix exercici 3, suposant que la llista que et passen és ordenada</text:span></text:p>
      <text:p text:style-name="P11"><text:span text:style-name="T10"/></text:p>
      <text:p text:style-name="P13"><text:span text:style-name="T5">Exercici </text:span><text:span text:style-name="T7">5</text:span><text:span text:style-name="T5">.</text:span><text:line-break/><text:span text:style-name="T4">Donada una llista de persones (</text:span>Persona <text:span text:style-name="T4">conté els següents atributs:</text:span> nom, cognoms, data de naixement i dni). <text:span text:style-name="T8">O</text:span>rden<text:span text:style-name="T4">a</text:span> la llista. Farem servir l'edat com a criteri d'ordenació i si van néixer en el mateix dia, utilitz<text:span text:style-name="T8">ar</text:span>em el primer cognom. <text:line-break/>Aquesta ordenació es reflectirà en un mètode de la classe Persona, compareTo (obj o). </text:p>
      <text:p text:style-name="P13"><text:line-break/><text:span text:style-name="T5">Exercici </text:span><text:span text:style-name="T7">6</text:span><text:span text:style-name="T5">.</text:span><text:line-break/>Definir una llista List &lt;<text:span text:style-name="T8">E</text:span>&gt; amb una classe que representi una entrada d'una agenda, amb el nom, primer cognom, segon cognom, telèfon, e-mail i mòbil. Amb la funció sort la ordenarem. Com a criteri d'ordenació dels cognoms i després el nom. <text:line-break/></text:p>
      <text:p text:style-name="P15"><text:span text:style-name="T12">Exercici </text:span><text:span text:style-name="T13">7</text:span><text:span text:style-name="T12">.</text:span><text:span text:style-name="T11"><text:line-break/>Construir mitjançant una List &lt;String&gt; una llista que representi una baralla americana, amb 4 pals (cors, piques, diamants i trèvols) i 12 cartes <text:s/>(</text:span><text:span text:style-name="T14">A</text:span><text:span text:style-name="T11">s, 2, 3, ... 10, </text:span><text:span text:style-name="T14">J</text:span><text:span text:style-name="T11">, </text:span><text:span text:style-name="T14">Q</text:span><text:span text:style-name="T11">, </text:span><text:span text:style-name="T14">K</text:span><text:span text:style-name="T11">). Construir la matriu amb dos bucles </text:span><text:span text:style-name="T14">a</text:span><text:span text:style-name="T11">ni</text:span><text:span text:style-name="T14">u</text:span><text:span text:style-name="T11">ats. <text:line-break/><text:line-break/></text:span><text:span text:style-name="T14">Barrejar</text:span><text:span text:style-name="T11"> amb el mètode shuffle de Collections. Construir una funció repartir que donada una baralla retorni una mà de "n" cartes, començant pel final de l'array, utilitzeu subllistes (subList) i que suprimeix</text:span><text:span text:style-name="T14">i</text:span><text:span text:style-name="T11"> les cartes de la baralla (mètode clear), per evitar poder donar dues vegades la mateixa carta. Utilitzem aquesta funció per repartir "n" cartes a "m" jugadors, rebent tant n com m a través dels arguments del programa. Prèviament </text:span><text:span text:style-name="T14">s'han de </text:span><text:span text:style-name="T11">remenar les cartes, per assegurar-</text:span><text:span text:style-name="T14">se</text:span><text:span text:style-name="T11"> que ningú sap qu</text:span><text:span text:style-name="T14">ines</text:span><text:span text:style-name="T11"> cartes es repartiran a cadasc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8:13:21.993721621</meta:creation-date>
    <dc:date>2014-09-25T16:15:08</dc:date>
    <meta:editing-duration>PT11M15S</meta:editing-duration>
    <meta:editing-cycles>3</meta:editing-cycles>
    <meta:generator>LibreOffice/3.6$Linux_x86 LibreOffice_project/360m1$Build-2</meta:generator>
    <dc:creator>laura </dc:creator>
    <meta:document-statistic meta:table-count="0" meta:image-count="0" meta:object-count="0" meta:page-count="1" meta:paragraph-count="15" meta:word-count="470" meta:character-count="2812" meta:non-whitespace-character-count="2341"/>
  </office:meta>
</office:document-meta>
</file>